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SelectorContainer.addDifferent( Different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lectorContainer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aseSelectorContainer.addContains( Contains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lectorContainer.addMajority( Majority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lectorContainer.BaseSelector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SelectorContainer.dieOnCircularReference( Stack stk , Project 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aseSelectorContainer.valid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seSelectorContainer.addContainsRegexp( ContainsRegexp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lectorContainer.addWritable( WritableSelecto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lectorContainer.addDate( Dat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lectorContainer.getSelectors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SelectorContainer.addCustom( Extend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lectorContainer.add( Fil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lectorContainer.addNot( Not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lectorContainer.addSize( Siz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lectorContainer.hasSele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SelectorContainer.addModified( Modified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lectorContainer.addOr( Or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lectorContainer.addPresent( Present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lectorContainer.addNone( Non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lectorContainer.addType( Typ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lectorContainer.addDepend( Depend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lectorContainer.addDepth( Depth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lectorContainer.select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SelectorContainer.appendSelector( Fil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SelectorContainer.addReadable( ReadableSelecto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lectorContainer.addFilename( Filenam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lectorContainer.addSelector( Select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lectorContainer.addAnd( And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lectorContainer.selector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